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5417in"/>
    </style:style>
    <style:style style:name="co4" style:family="table-column">
      <style:table-column-properties fo:break-before="auto" style:column-width="1.7709in"/>
    </style:style>
    <style:style style:name="co5" style:family="table-column">
      <style:table-column-properties fo:break-before="auto" style:column-width="0.7291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0.9063in"/>
    </style:style>
    <style:style style:name="co8" style:family="table-column">
      <style:table-column-properties fo:break-before="auto" style:column-width="1.0417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/>
    <style:style style:name="ce1" style:family="table-cell" style:parent-style-name="Default" style:data-style-name="N0"/>
    <style:style style:name="ce2" style:family="table-cell" style:parent-style-name="Normal_20_2" style:data-style-name="N0">
      <style:table-cell-properties fo:background-color="transparent" style:vertical-align="automatic"/>
    </style:style>
    <style:style style:name="ce3" style:family="table-cell" style:parent-style-name="Normal_20_3" style:data-style-name="N0">
      <style:table-cell-properties fo:background-color="transparent" style:vertical-align="automatic"/>
    </style:style>
    <style:style style:name="ce4" style:family="table-cell" style:parent-style-name="Normal_20_4" style:data-style-name="N0">
      <style:table-cell-properties fo:background-color="transparent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16374" table:default-cell-style-name="ce1"/>
        <table:table-row table:style-name="ro1">
          <table:table-cell table:style-name="ce5" office:value-type="string" calcext:value-type="string">
            <text:p>Match</text:p>
          </table:table-cell>
          <table:table-cell table:style-name="ce5" office:value-type="string" calcext:value-type="string">
            <text:p>Opponent</text:p>
          </table:table-cell>
          <table:table-cell table:style-name="ce5" office:value-type="string" calcext:value-type="string">
            <text:p>ArmyValueFunction</text:p>
          </table:table-cell>
          <table:table-cell table:style-name="ce5" office:value-type="string" calcext:value-type="string">
            <text:p>EndProbabilityFunction</text:p>
          </table:table-cell>
          <table:table-cell table:style-name="ce5" office:value-type="string" calcext:value-type="string">
            <text:p>Result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PoolBo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3"/>
          <table:table-cell table:style-name="ce3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PoolBo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PoolBo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3"/>
          <table:table-cell table:style-name="ce4"/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PoolBo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PoolBo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PoolBo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2PoolBo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2PoolBo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2PoolBo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PoolBo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sic_bo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sic_bo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tie</text:p>
          </table:table-cell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sic_bo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ic_bo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sic_bo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sic_bo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asic_bo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sic_bo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sic_bo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sic_bo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gBotT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igBotT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igBotT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igBotT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igBotT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igBotT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igBotT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BigBotT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igBotT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BigBotT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licadinha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licadinha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licadinha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licadinha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icadinha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licadinha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licadinha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licadinha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licadinha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licadinha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icroMachine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MicroMachine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icroMachine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icroMachine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icroMachine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icroMachine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MicroMachine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MicroMachine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MicroMachine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icroMachine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qin2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in2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qin2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qin2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qin2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qin2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qin2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qin2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qin2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qin2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upabo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upabo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upabo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upabo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upabo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upabo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upabo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upabo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upabo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supabo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zigster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zigster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zigster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zigster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zigster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zigster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zigster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zigster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zigster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zigster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rimordialOrigin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rimordialOrigin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rimordialOrigin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PrimordialOrigin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rimordialOrigin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rimordialOrigin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rimordialOrigin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PrimordialOrigin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rimordialOrigin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rimordialOrigin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2Pool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12Pool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2Pool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2Pool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2Pool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12Pool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2Pool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2Pool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2Pool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12Pool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basic_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asic_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asic_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asic_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asic_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asic_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asic_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asic_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basic_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basic_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BigBotT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igBotT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igBotT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BigBotT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igBotT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igBotT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igBotT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BigBotT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igBotT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igBotT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licadinha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licadinha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licadinha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Clicadinha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licadinha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licadinha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licadinha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licadinha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licadinha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licadinha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MicroMachine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icroMachine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icroMachine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icroMachine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icroMachine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icroMachine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MicroMachine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icroMachine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icroMachine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MicroMachine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qin2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qin2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qin2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qin2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qin2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qin2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qin2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qin2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qin2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qin2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upa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upa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upa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upa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upa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upa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upa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supa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upa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upa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zigster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zigster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zigster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zigster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zigster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zigster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zigster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zigster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zigster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zigster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rimordialOrigin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PrimordialOrigin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rimordialOrigin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rimordialOrigin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PrimordialOrigin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rimordialOrigin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rimordialOrigin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PrimordialOrigin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rimordialOrigin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PrimordialOrigin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2PoolBo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2PoolBo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2PoolBo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2PoolBo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2PoolBo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2PoolBo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2PoolBo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2PoolBo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12PoolBo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12PoolBo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basic_bo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basic_bo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asic_bo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sic_bo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basic_bo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asic_bo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basic_bo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basic_bo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basic_bo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asic_bo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igBotT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BigBotT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BigBotT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BigBotT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BigBotT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igBotT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BigBotT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BigBotT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BigBotT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BigBotT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Clicadinha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licadinha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licadinha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licadinha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licadinha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licadinha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licadinha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licadinha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licadinha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licadinha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icroMachine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icroMachine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MicroMachine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icroMachine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MicroMachine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icroMachine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MicroMachine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icroMachine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icroMachine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icroMachine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qin2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qin2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qin2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qin2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qin2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qin2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qin2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qin2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qin2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qin2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upabo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upabo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upabo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upabo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upabo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upabo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upabo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upabo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upabo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upabo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zigster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zigster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zigster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zigster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zigster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zigster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zigster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zigster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zigster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zigster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rimordialOrigin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rimordialOrigin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rimordialOrigin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PrimordialOrigin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rimordialOrigin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PrimordialOrigin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PrimordialOrigin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PrimordialOrigin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PrimordialOrigin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rimordialOrigin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12PoolBo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12PoolBo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12PoolBo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12PoolBo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12PoolBo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12PoolBo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12PoolBo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12PoolBo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12PoolBo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12PoolBo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basic_bo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asic_bo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basic_bo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basic_bo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basic_bo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tie</text:p>
          </table:table-cell>
          <table:table-cell table:number-columns-repeated="1637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basic_bo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basic_bo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basic_bo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basic_bo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basic_bo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BigBotT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BigBotT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BigBotT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BigBotT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BigBotT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BigBotT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BigBotT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BigBotT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BigBotT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BigBotT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licadinha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licadinha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Clicadinha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licadinha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licadinha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licadinha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licadinha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licadinha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licadinha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licadinha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MicroMachine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icroMachine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MicroMachine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MicroMachine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MicroMachine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MicroMachine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MicroMachine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MicroMachine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MicroMachine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MicroMachine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qin2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qin2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qin2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qin2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qin2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qin2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qin2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qin2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qin2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qin2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upabo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upabo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upabo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upabo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upabo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upabo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upabo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upabo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upabo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upabo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zigster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zigster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zigster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zigster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zigster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zigster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zigster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zigster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zigster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zigster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PrimordialOrigin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string" calcext:value-type="string">
            <text:p>PrimordialOrigin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rimordialOrigin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PrimordialOrigin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PrimordialOrigin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PrimordialOrigin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PrimordialOrigin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PrimordialOrigin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PrimordialOrigin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PrimordialOrigin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BigBotT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BigBotT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MicroMachine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MicroMachine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MicroMachine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MicroMachine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upabot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string" calcext:value-type="string">
            <text:p>PrimordialOrigin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PrimordialOrigin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PrimordialOrigin</text:p>
          </table:table-cell>
          <table:table-cell table:style-name="ce2" office:value-type="string" calcext:value-type="string">
            <text:p>min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office:value-type="float" office:value="371" calcext:value-type="float">
            <text:p>371</text:p>
          </table:table-cell>
          <table:table-cell office:value-type="string" calcext:value-type="string">
            <text:p>12Pool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12Pool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12Pool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licadinha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MicroMachine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upa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PrimordialOrigin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string" calcext:value-type="string">
            <text:p>PrimordialOrigin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string" calcext:value-type="string">
            <text:p>12Pool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PrimordialOrigin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PrimordialOrigin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12PoolBot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PrimordialOrigin</text:p>
          </table:table-cell>
          <table:table-cell table:style-name="ce3" office:value-type="string" calcext:value-type="string">
            <text:p>averag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12PoolBo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basic_bo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BigBotT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BigBotTT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licadinha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string" calcext:value-type="string">
            <text:p>PrimordialOrigin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PrimordialOrigin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PrimordialOrigin</text:p>
          </table:table-cell>
          <table:table-cell office:value-type="string" calcext:value-type="string">
            <text:p>scaled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12PoolBo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12PoolBo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BigBotTT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licadinha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string" calcext:value-type="string">
            <text:p>MicroMachine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string" calcext:value-type="string">
            <text:p>zigster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rimordialOrigin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MicroMachine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zigster</text:p>
          </table:table-cell>
          <table:table-cell table:style-name="ce4" office:value-type="string" calcext:value-type="string">
            <text:p>marine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51" calcext:value-type="float">
            <text:p>51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52" calcext:value-type="float">
            <text:p>52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53" calcext:value-type="float">
            <text:p>53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54" calcext:value-type="float">
            <text:p>54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55" calcext:value-type="float">
            <text:p>55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56" calcext:value-type="float">
            <text:p>56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57" calcext:value-type="float">
            <text:p>57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58" calcext:value-type="float">
            <text:p>58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59" calcext:value-type="float">
            <text:p>59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61" calcext:value-type="float">
            <text:p>61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63" calcext:value-type="float">
            <text:p>63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64" calcext:value-type="float">
            <text:p>64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65" calcext:value-type="float">
            <text:p>65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66" calcext:value-type="float">
            <text:p>66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67" calcext:value-type="float">
            <text:p>67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68" calcext:value-type="float">
            <text:p>68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69" calcext:value-type="float">
            <text:p>69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71" calcext:value-type="float">
            <text:p>71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72" calcext:value-type="float">
            <text:p>72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73" calcext:value-type="float">
            <text:p>73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74" calcext:value-type="float">
            <text:p>74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75" calcext:value-type="float">
            <text:p>75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76" calcext:value-type="float">
            <text:p>76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77" calcext:value-type="float">
            <text:p>77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78" calcext:value-type="float">
            <text:p>78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79" calcext:value-type="float">
            <text:p>79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81" calcext:value-type="float">
            <text:p>81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82" calcext:value-type="float">
            <text:p>82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83" calcext:value-type="float">
            <text:p>83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84" calcext:value-type="float">
            <text:p>84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85" calcext:value-type="float">
            <text:p>85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86" calcext:value-type="float">
            <text:p>86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87" calcext:value-type="float">
            <text:p>87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88" calcext:value-type="float">
            <text:p>88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89" calcext:value-type="float">
            <text:p>89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91" calcext:value-type="float">
            <text:p>91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92" calcext:value-type="float">
            <text:p>92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93" calcext:value-type="float">
            <text:p>93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94" calcext:value-type="float">
            <text:p>94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95" calcext:value-type="float">
            <text:p>95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96" calcext:value-type="float">
            <text:p>96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97" calcext:value-type="float">
            <text:p>97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98" calcext:value-type="float">
            <text:p>98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01" calcext:value-type="float">
            <text:p>101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03" calcext:value-type="float">
            <text:p>103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04" calcext:value-type="float">
            <text:p>104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05" calcext:value-type="float">
            <text:p>105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06" calcext:value-type="float">
            <text:p>106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07" calcext:value-type="float">
            <text:p>107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08" calcext:value-type="float">
            <text:p>108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09" calcext:value-type="float">
            <text:p>109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10" calcext:value-type="float">
            <text:p>110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12" calcext:value-type="float">
            <text:p>112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13" calcext:value-type="float">
            <text:p>113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14" calcext:value-type="float">
            <text:p>114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15" calcext:value-type="float">
            <text:p>115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16" calcext:value-type="float">
            <text:p>116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17" calcext:value-type="float">
            <text:p>117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18" calcext:value-type="float">
            <text:p>118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19" calcext:value-type="float">
            <text:p>119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21" calcext:value-type="float">
            <text:p>121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22" calcext:value-type="float">
            <text:p>122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24" calcext:value-type="float">
            <text:p>124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25" calcext:value-type="float">
            <text:p>125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26" calcext:value-type="float">
            <text:p>126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27" calcext:value-type="float">
            <text:p>127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28" calcext:value-type="float">
            <text:p>128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29" calcext:value-type="float">
            <text:p>129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30" calcext:value-type="float">
            <text:p>130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31" calcext:value-type="float">
            <text:p>131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32" calcext:value-type="float">
            <text:p>132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33" calcext:value-type="float">
            <text:p>133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35" calcext:value-type="float">
            <text:p>135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36" calcext:value-type="float">
            <text:p>136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37" calcext:value-type="float">
            <text:p>137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38" calcext:value-type="float">
            <text:p>138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39" calcext:value-type="float">
            <text:p>139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40" calcext:value-type="float">
            <text:p>140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41" calcext:value-type="float">
            <text:p>141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42" calcext:value-type="float">
            <text:p>142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43" calcext:value-type="float">
            <text:p>143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44" calcext:value-type="float">
            <text:p>144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45" calcext:value-type="float">
            <text:p>145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46" calcext:value-type="float">
            <text:p>146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47" calcext:value-type="float">
            <text:p>147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48" calcext:value-type="float">
            <text:p>148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49" calcext:value-type="float">
            <text:p>149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50" calcext:value-type="float">
            <text:p>150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51" calcext:value-type="float">
            <text:p>151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52" calcext:value-type="float">
            <text:p>152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53" calcext:value-type="float">
            <text:p>153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54" calcext:value-type="float">
            <text:p>154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55" calcext:value-type="float">
            <text:p>155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56" calcext:value-type="float">
            <text:p>156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57" calcext:value-type="float">
            <text:p>157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58" calcext:value-type="float">
            <text:p>158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59" calcext:value-type="float">
            <text:p>159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60" calcext:value-type="float">
            <text:p>160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61" calcext:value-type="float">
            <text:p>161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62" calcext:value-type="float">
            <text:p>162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63" calcext:value-type="float">
            <text:p>163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64" calcext:value-type="float">
            <text:p>164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65" calcext:value-type="float">
            <text:p>165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66" calcext:value-type="float">
            <text:p>166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67" calcext:value-type="float">
            <text:p>167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68" calcext:value-type="float">
            <text:p>168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69" calcext:value-type="float">
            <text:p>169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70" calcext:value-type="float">
            <text:p>170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71" calcext:value-type="float">
            <text:p>171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72" calcext:value-type="float">
            <text:p>172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73" calcext:value-type="float">
            <text:p>173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74" calcext:value-type="float">
            <text:p>174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75" calcext:value-type="float">
            <text:p>175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76" calcext:value-type="float">
            <text:p>176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77" calcext:value-type="float">
            <text:p>177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78" calcext:value-type="float">
            <text:p>178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79" calcext:value-type="float">
            <text:p>179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80" calcext:value-type="float">
            <text:p>180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81" calcext:value-type="float">
            <text:p>181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82" calcext:value-type="float">
            <text:p>182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83" calcext:value-type="float">
            <text:p>183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84" calcext:value-type="float">
            <text:p>184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85" calcext:value-type="float">
            <text:p>185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86" calcext:value-type="float">
            <text:p>186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87" calcext:value-type="float">
            <text:p>187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88" calcext:value-type="float">
            <text:p>188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89" calcext:value-type="float">
            <text:p>189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90" calcext:value-type="float">
            <text:p>190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91" calcext:value-type="float">
            <text:p>191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92" calcext:value-type="float">
            <text:p>192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93" calcext:value-type="float">
            <text:p>193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94" calcext:value-type="float">
            <text:p>194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95" calcext:value-type="float">
            <text:p>195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96" calcext:value-type="float">
            <text:p>196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97" calcext:value-type="float">
            <text:p>197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98" calcext:value-type="float">
            <text:p>198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99" calcext:value-type="float">
            <text:p>199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00" calcext:value-type="float">
            <text:p>200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01" calcext:value-type="float">
            <text:p>201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02" calcext:value-type="float">
            <text:p>202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03" calcext:value-type="float">
            <text:p>203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04" calcext:value-type="float">
            <text:p>204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05" calcext:value-type="float">
            <text:p>205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06" calcext:value-type="float">
            <text:p>206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07" calcext:value-type="float">
            <text:p>207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08" calcext:value-type="float">
            <text:p>208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09" calcext:value-type="float">
            <text:p>209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10" calcext:value-type="float">
            <text:p>210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11" calcext:value-type="float">
            <text:p>211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12" calcext:value-type="float">
            <text:p>212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13" calcext:value-type="float">
            <text:p>213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14" calcext:value-type="float">
            <text:p>214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15" calcext:value-type="float">
            <text:p>215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16" calcext:value-type="float">
            <text:p>216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17" calcext:value-type="float">
            <text:p>217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18" calcext:value-type="float">
            <text:p>218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19" calcext:value-type="float">
            <text:p>219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20" calcext:value-type="float">
            <text:p>220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21" calcext:value-type="float">
            <text:p>221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22" calcext:value-type="float">
            <text:p>222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23" calcext:value-type="float">
            <text:p>223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24" calcext:value-type="float">
            <text:p>224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25" calcext:value-type="float">
            <text:p>225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26" calcext:value-type="float">
            <text:p>226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27" calcext:value-type="float">
            <text:p>227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28" calcext:value-type="float">
            <text:p>228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29" calcext:value-type="float">
            <text:p>229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31" calcext:value-type="float">
            <text:p>231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32" calcext:value-type="float">
            <text:p>232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33" calcext:value-type="float">
            <text:p>233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34" calcext:value-type="float">
            <text:p>234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35" calcext:value-type="float">
            <text:p>235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36" calcext:value-type="float">
            <text:p>236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37" calcext:value-type="float">
            <text:p>237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38" calcext:value-type="float">
            <text:p>238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39" calcext:value-type="float">
            <text:p>239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41" calcext:value-type="float">
            <text:p>241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42" calcext:value-type="float">
            <text:p>242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43" calcext:value-type="float">
            <text:p>243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44" calcext:value-type="float">
            <text:p>244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45" calcext:value-type="float">
            <text:p>245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46" calcext:value-type="float">
            <text:p>246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47" calcext:value-type="float">
            <text:p>247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48" calcext:value-type="float">
            <text:p>248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49" calcext:value-type="float">
            <text:p>249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50" calcext:value-type="float">
            <text:p>250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51" calcext:value-type="float">
            <text:p>251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52" calcext:value-type="float">
            <text:p>252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53" calcext:value-type="float">
            <text:p>253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54" calcext:value-type="float">
            <text:p>254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55" calcext:value-type="float">
            <text:p>255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56" calcext:value-type="float">
            <text:p>256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57" calcext:value-type="float">
            <text:p>257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58" calcext:value-type="float">
            <text:p>258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59" calcext:value-type="float">
            <text:p>259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60" calcext:value-type="float">
            <text:p>260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61" calcext:value-type="float">
            <text:p>261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62" calcext:value-type="float">
            <text:p>262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63" calcext:value-type="float">
            <text:p>263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64" calcext:value-type="float">
            <text:p>264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65" calcext:value-type="float">
            <text:p>265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66" calcext:value-type="float">
            <text:p>266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67" calcext:value-type="float">
            <text:p>267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68" calcext:value-type="float">
            <text:p>268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69" calcext:value-type="float">
            <text:p>269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70" calcext:value-type="float">
            <text:p>270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71" calcext:value-type="float">
            <text:p>271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72" calcext:value-type="float">
            <text:p>272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73" calcext:value-type="float">
            <text:p>273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75" calcext:value-type="float">
            <text:p>275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80" calcext:value-type="float">
            <text:p>280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81" calcext:value-type="float">
            <text:p>281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82" calcext:value-type="float">
            <text:p>282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83" calcext:value-type="float">
            <text:p>283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84" calcext:value-type="float">
            <text:p>284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85" calcext:value-type="float">
            <text:p>285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86" calcext:value-type="float">
            <text:p>286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87" calcext:value-type="float">
            <text:p>287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88" calcext:value-type="float">
            <text:p>288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89" calcext:value-type="float">
            <text:p>289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90" calcext:value-type="float">
            <text:p>290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91" calcext:value-type="float">
            <text:p>291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92" calcext:value-type="float">
            <text:p>292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93" calcext:value-type="float">
            <text:p>293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94" calcext:value-type="float">
            <text:p>294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95" calcext:value-type="float">
            <text:p>295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96" calcext:value-type="float">
            <text:p>296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97" calcext:value-type="float">
            <text:p>297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98" calcext:value-type="float">
            <text:p>298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99" calcext:value-type="float">
            <text:p>299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00" calcext:value-type="float">
            <text:p>300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01" calcext:value-type="float">
            <text:p>301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02" calcext:value-type="float">
            <text:p>302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03" calcext:value-type="float">
            <text:p>303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04" calcext:value-type="float">
            <text:p>304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05" calcext:value-type="float">
            <text:p>305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06" calcext:value-type="float">
            <text:p>306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07" calcext:value-type="float">
            <text:p>307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08" calcext:value-type="float">
            <text:p>308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09" calcext:value-type="float">
            <text:p>309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10" calcext:value-type="float">
            <text:p>310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11" calcext:value-type="float">
            <text:p>311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12" calcext:value-type="float">
            <text:p>312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13" calcext:value-type="float">
            <text:p>313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14" calcext:value-type="float">
            <text:p>314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15" calcext:value-type="float">
            <text:p>315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16" calcext:value-type="float">
            <text:p>316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17" calcext:value-type="float">
            <text:p>317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18" calcext:value-type="float">
            <text:p>318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19" calcext:value-type="float">
            <text:p>319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20" calcext:value-type="float">
            <text:p>320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21" calcext:value-type="float">
            <text:p>321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22" calcext:value-type="float">
            <text:p>322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23" calcext:value-type="float">
            <text:p>323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24" calcext:value-type="float">
            <text:p>324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25" calcext:value-type="float">
            <text:p>325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26" calcext:value-type="float">
            <text:p>326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27" calcext:value-type="float">
            <text:p>327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28" calcext:value-type="float">
            <text:p>328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29" calcext:value-type="float">
            <text:p>329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30" calcext:value-type="float">
            <text:p>330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31" calcext:value-type="float">
            <text:p>331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32" calcext:value-type="float">
            <text:p>332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33" calcext:value-type="float">
            <text:p>333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34" calcext:value-type="float">
            <text:p>334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35" calcext:value-type="float">
            <text:p>335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36" calcext:value-type="float">
            <text:p>336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37" calcext:value-type="float">
            <text:p>337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38" calcext:value-type="float">
            <text:p>338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39" calcext:value-type="float">
            <text:p>339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40" calcext:value-type="float">
            <text:p>340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tie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41" calcext:value-type="float">
            <text:p>341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42" calcext:value-type="float">
            <text:p>342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43" calcext:value-type="float">
            <text:p>343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44" calcext:value-type="float">
            <text:p>344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45" calcext:value-type="float">
            <text:p>345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46" calcext:value-type="float">
            <text:p>346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47" calcext:value-type="float">
            <text:p>347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48" calcext:value-type="float">
            <text:p>348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49" calcext:value-type="float">
            <text:p>349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50" calcext:value-type="float">
            <text:p>350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51" calcext:value-type="float">
            <text:p>351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52" calcext:value-type="float">
            <text:p>352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tie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53" calcext:value-type="float">
            <text:p>353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54" calcext:value-type="float">
            <text:p>354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55" calcext:value-type="float">
            <text:p>355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56" calcext:value-type="float">
            <text:p>356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57" calcext:value-type="float">
            <text:p>357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58" calcext:value-type="float">
            <text:p>358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59" calcext:value-type="float">
            <text:p>359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60" calcext:value-type="float">
            <text:p>360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table:style-name="Default" office:value-type="float" office:value="43" calcext:value-type="float">
            <text:p>43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51" calcext:value-type="float">
            <text:p>51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52" calcext:value-type="float">
            <text:p>52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53" calcext:value-type="float">
            <text:p>53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54" calcext:value-type="float">
            <text:p>54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55" calcext:value-type="float">
            <text:p>55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56" calcext:value-type="float">
            <text:p>56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57" calcext:value-type="float">
            <text:p>57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58" calcext:value-type="float">
            <text:p>58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59" calcext:value-type="float">
            <text:p>59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61" calcext:value-type="float">
            <text:p>61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63" calcext:value-type="float">
            <text:p>63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64" calcext:value-type="float">
            <text:p>64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65" calcext:value-type="float">
            <text:p>65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66" calcext:value-type="float">
            <text:p>66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67" calcext:value-type="float">
            <text:p>67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68" calcext:value-type="float">
            <text:p>68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69" calcext:value-type="float">
            <text:p>69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71" calcext:value-type="float">
            <text:p>71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72" calcext:value-type="float">
            <text:p>72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73" calcext:value-type="float">
            <text:p>73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74" calcext:value-type="float">
            <text:p>74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75" calcext:value-type="float">
            <text:p>75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76" calcext:value-type="float">
            <text:p>76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77" calcext:value-type="float">
            <text:p>77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78" calcext:value-type="float">
            <text:p>78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79" calcext:value-type="float">
            <text:p>79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81" calcext:value-type="float">
            <text:p>81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82" calcext:value-type="float">
            <text:p>82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83" calcext:value-type="float">
            <text:p>83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84" calcext:value-type="float">
            <text:p>84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85" calcext:value-type="float">
            <text:p>85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86" calcext:value-type="float">
            <text:p>86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87" calcext:value-type="float">
            <text:p>87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88" calcext:value-type="float">
            <text:p>88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89" calcext:value-type="float">
            <text:p>89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91" calcext:value-type="float">
            <text:p>91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arin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92" calcext:value-type="float">
            <text:p>92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93" calcext:value-type="float">
            <text:p>93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94" calcext:value-type="float">
            <text:p>94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95" calcext:value-type="float">
            <text:p>95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96" calcext:value-type="float">
            <text:p>96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97" calcext:value-type="float">
            <text:p>97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98" calcext:value-type="float">
            <text:p>98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01" calcext:value-type="float">
            <text:p>101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03" calcext:value-type="float">
            <text:p>103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04" calcext:value-type="float">
            <text:p>104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05" calcext:value-type="float">
            <text:p>105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06" calcext:value-type="float">
            <text:p>106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07" calcext:value-type="float">
            <text:p>107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08" calcext:value-type="float">
            <text:p>108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09" calcext:value-type="float">
            <text:p>109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10" calcext:value-type="float">
            <text:p>110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12" calcext:value-type="float">
            <text:p>112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13" calcext:value-type="float">
            <text:p>113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14" calcext:value-type="float">
            <text:p>114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15" calcext:value-type="float">
            <text:p>115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16" calcext:value-type="float">
            <text:p>116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17" calcext:value-type="float">
            <text:p>117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18" calcext:value-type="float">
            <text:p>118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19" calcext:value-type="float">
            <text:p>119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table:style-name="Default" office:value-type="float" office:value="121" calcext:value-type="float">
            <text:p>121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22" calcext:value-type="float">
            <text:p>122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24" calcext:value-type="float">
            <text:p>124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25" calcext:value-type="float">
            <text:p>125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26" calcext:value-type="float">
            <text:p>126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27" calcext:value-type="float">
            <text:p>127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28" calcext:value-type="float">
            <text:p>128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29" calcext:value-type="float">
            <text:p>129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30" calcext:value-type="float">
            <text:p>130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31" calcext:value-type="float">
            <text:p>131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32" calcext:value-type="float">
            <text:p>132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33" calcext:value-type="float">
            <text:p>133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35" calcext:value-type="float">
            <text:p>135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36" calcext:value-type="float">
            <text:p>136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37" calcext:value-type="float">
            <text:p>137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38" calcext:value-type="float">
            <text:p>138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39" calcext:value-type="float">
            <text:p>139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40" calcext:value-type="float">
            <text:p>140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41" calcext:value-type="float">
            <text:p>141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42" calcext:value-type="float">
            <text:p>142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43" calcext:value-type="float">
            <text:p>143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44" calcext:value-type="float">
            <text:p>144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45" calcext:value-type="float">
            <text:p>145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46" calcext:value-type="float">
            <text:p>146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47" calcext:value-type="float">
            <text:p>147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48" calcext:value-type="float">
            <text:p>148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49" calcext:value-type="float">
            <text:p>149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50" calcext:value-type="float">
            <text:p>150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51" calcext:value-type="float">
            <text:p>151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52" calcext:value-type="float">
            <text:p>152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53" calcext:value-type="float">
            <text:p>153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54" calcext:value-type="float">
            <text:p>154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 table:visibility="filter">
          <table:table-cell table:style-name="Default" office:value-type="float" office:value="155" calcext:value-type="float">
            <text:p>155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56" calcext:value-type="float">
            <text:p>156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57" calcext:value-type="float">
            <text:p>157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58" calcext:value-type="float">
            <text:p>158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59" calcext:value-type="float">
            <text:p>159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60" calcext:value-type="float">
            <text:p>160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61" calcext:value-type="float">
            <text:p>161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62" calcext:value-type="float">
            <text:p>162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63" calcext:value-type="float">
            <text:p>163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64" calcext:value-type="float">
            <text:p>164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65" calcext:value-type="float">
            <text:p>165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66" calcext:value-type="float">
            <text:p>166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67" calcext:value-type="float">
            <text:p>167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table:style-name="Default" office:value-type="float" office:value="168" calcext:value-type="float">
            <text:p>168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69" calcext:value-type="float">
            <text:p>169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table:style-name="Default" office:value-type="float" office:value="170" calcext:value-type="float">
            <text:p>170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71" calcext:value-type="float">
            <text:p>171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72" calcext:value-type="float">
            <text:p>172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table:style-name="Default" office:value-type="float" office:value="173" calcext:value-type="float">
            <text:p>173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74" calcext:value-type="float">
            <text:p>174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75" calcext:value-type="float">
            <text:p>175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76" calcext:value-type="float">
            <text:p>176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 table:visibility="filter">
          <table:table-cell table:style-name="Default" office:value-type="float" office:value="177" calcext:value-type="float">
            <text:p>177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78" calcext:value-type="float">
            <text:p>178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79" calcext:value-type="float">
            <text:p>179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80" calcext:value-type="float">
            <text:p>180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81" calcext:value-type="float">
            <text:p>181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82" calcext:value-type="float">
            <text:p>182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83" calcext:value-type="float">
            <text:p>183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84" calcext:value-type="float">
            <text:p>184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table:style-name="Default" office:value-type="float" office:value="185" calcext:value-type="float">
            <text:p>185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86" calcext:value-type="float">
            <text:p>186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87" calcext:value-type="float">
            <text:p>187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88" calcext:value-type="float">
            <text:p>188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89" calcext:value-type="float">
            <text:p>189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90" calcext:value-type="float">
            <text:p>190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91" calcext:value-type="float">
            <text:p>191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92" calcext:value-type="float">
            <text:p>192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93" calcext:value-type="float">
            <text:p>193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94" calcext:value-type="float">
            <text:p>194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95" calcext:value-type="float">
            <text:p>195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96" calcext:value-type="float">
            <text:p>196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97" calcext:value-type="float">
            <text:p>197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98" calcext:value-type="float">
            <text:p>198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199" calcext:value-type="float">
            <text:p>199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00" calcext:value-type="float">
            <text:p>200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01" calcext:value-type="float">
            <text:p>201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02" calcext:value-type="float">
            <text:p>202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03" calcext:value-type="float">
            <text:p>203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04" calcext:value-type="float">
            <text:p>204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05" calcext:value-type="float">
            <text:p>205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06" calcext:value-type="float">
            <text:p>206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07" calcext:value-type="float">
            <text:p>207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08" calcext:value-type="float">
            <text:p>208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09" calcext:value-type="float">
            <text:p>209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10" calcext:value-type="float">
            <text:p>210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11" calcext:value-type="float">
            <text:p>211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12" calcext:value-type="float">
            <text:p>212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13" calcext:value-type="float">
            <text:p>213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14" calcext:value-type="float">
            <text:p>214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15" calcext:value-type="float">
            <text:p>215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16" calcext:value-type="float">
            <text:p>216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17" calcext:value-type="float">
            <text:p>217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18" calcext:value-type="float">
            <text:p>218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19" calcext:value-type="float">
            <text:p>219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20" calcext:value-type="float">
            <text:p>220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21" calcext:value-type="float">
            <text:p>221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22" calcext:value-type="float">
            <text:p>222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23" calcext:value-type="float">
            <text:p>223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24" calcext:value-type="float">
            <text:p>224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25" calcext:value-type="float">
            <text:p>225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26" calcext:value-type="float">
            <text:p>226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27" calcext:value-type="float">
            <text:p>227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28" calcext:value-type="float">
            <text:p>228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29" calcext:value-type="float">
            <text:p>229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31" calcext:value-type="float">
            <text:p>231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32" calcext:value-type="float">
            <text:p>232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table:style-name="Default" office:value-type="float" office:value="233" calcext:value-type="float">
            <text:p>233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34" calcext:value-type="float">
            <text:p>234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35" calcext:value-type="float">
            <text:p>235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36" calcext:value-type="float">
            <text:p>236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37" calcext:value-type="float">
            <text:p>237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38" calcext:value-type="float">
            <text:p>238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39" calcext:value-type="float">
            <text:p>239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41" calcext:value-type="float">
            <text:p>241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42" calcext:value-type="float">
            <text:p>242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43" calcext:value-type="float">
            <text:p>243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44" calcext:value-type="float">
            <text:p>244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45" calcext:value-type="float">
            <text:p>245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46" calcext:value-type="float">
            <text:p>246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47" calcext:value-type="float">
            <text:p>247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48" calcext:value-type="float">
            <text:p>248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49" calcext:value-type="float">
            <text:p>249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50" calcext:value-type="float">
            <text:p>250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51" calcext:value-type="float">
            <text:p>251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52" calcext:value-type="float">
            <text:p>252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53" calcext:value-type="float">
            <text:p>253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54" calcext:value-type="float">
            <text:p>254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55" calcext:value-type="float">
            <text:p>255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56" calcext:value-type="float">
            <text:p>256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57" calcext:value-type="float">
            <text:p>257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58" calcext:value-type="float">
            <text:p>258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59" calcext:value-type="float">
            <text:p>259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60" calcext:value-type="float">
            <text:p>260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61" calcext:value-type="float">
            <text:p>261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62" calcext:value-type="float">
            <text:p>262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63" calcext:value-type="float">
            <text:p>263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64" calcext:value-type="float">
            <text:p>264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65" calcext:value-type="float">
            <text:p>265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66" calcext:value-type="float">
            <text:p>266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67" calcext:value-type="float">
            <text:p>267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68" calcext:value-type="float">
            <text:p>268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table:style-name="Default" office:value-type="float" office:value="269" calcext:value-type="float">
            <text:p>269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70" calcext:value-type="float">
            <text:p>270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71" calcext:value-type="float">
            <text:p>271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72" calcext:value-type="float">
            <text:p>272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73" calcext:value-type="float">
            <text:p>273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75" calcext:value-type="float">
            <text:p>275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table:style-name="Default" office:value-type="float" office:value="277" calcext:value-type="float">
            <text:p>277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min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table:style-name="Default" office:value-type="float" office:value="280" calcext:value-type="float">
            <text:p>280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81" calcext:value-type="float">
            <text:p>281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82" calcext:value-type="float">
            <text:p>282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average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83" calcext:value-type="float">
            <text:p>283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84" calcext:value-type="float">
            <text:p>284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85" calcext:value-type="float">
            <text:p>285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86" calcext:value-type="float">
            <text:p>286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87" calcext:value-type="float">
            <text:p>287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88" calcext:value-type="float">
            <text:p>288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89" calcext:value-type="float">
            <text:p>289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90" calcext:value-type="float">
            <text:p>290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91" calcext:value-type="float">
            <text:p>291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92" calcext:value-type="float">
            <text:p>292</text:p>
          </table:table-cell>
          <table:table-cell table:style-name="Default" office:value-type="string" calcext:value-type="string">
            <text:p>12Pool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93" calcext:value-type="float">
            <text:p>293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94" calcext:value-type="float">
            <text:p>294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95" calcext:value-type="float">
            <text:p>295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96" calcext:value-type="float">
            <text:p>296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97" calcext:value-type="float">
            <text:p>297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98" calcext:value-type="float">
            <text:p>298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299" calcext:value-type="float">
            <text:p>299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00" calcext:value-type="float">
            <text:p>300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01" calcext:value-type="float">
            <text:p>301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02" calcext:value-type="float">
            <text:p>302</text:p>
          </table:table-cell>
          <table:table-cell table:style-name="Default" office:value-type="string" calcext:value-type="string">
            <text:p>basic_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03" calcext:value-type="float">
            <text:p>303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04" calcext:value-type="float">
            <text:p>304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table:style-name="Default" office:value-type="float" office:value="305" calcext:value-type="float">
            <text:p>305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06" calcext:value-type="float">
            <text:p>306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07" calcext:value-type="float">
            <text:p>307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08" calcext:value-type="float">
            <text:p>308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09" calcext:value-type="float">
            <text:p>309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10" calcext:value-type="float">
            <text:p>310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11" calcext:value-type="float">
            <text:p>311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12" calcext:value-type="float">
            <text:p>312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table:style-name="Default" office:value-type="float" office:value="313" calcext:value-type="float">
            <text:p>313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rror</text:p>
          </table:table-cell>
          <table:table-cell table:number-columns-repeated="16379"/>
        </table:table-row>
        <table:table-row table:style-name="ro1" table:visibility="filter">
          <table:table-cell table:style-name="Default" office:value-type="float" office:value="314" calcext:value-type="float">
            <text:p>314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15" calcext:value-type="float">
            <text:p>315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16" calcext:value-type="float">
            <text:p>316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table:style-name="Default" office:value-type="float" office:value="317" calcext:value-type="float">
            <text:p>317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18" calcext:value-type="float">
            <text:p>318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19" calcext:value-type="float">
            <text:p>319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20" calcext:value-type="float">
            <text:p>320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21" calcext:value-type="float">
            <text:p>321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22" calcext:value-type="float">
            <text:p>322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23" calcext:value-type="float">
            <text:p>323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24" calcext:value-type="float">
            <text:p>324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25" calcext:value-type="float">
            <text:p>325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26" calcext:value-type="float">
            <text:p>326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27" calcext:value-type="float">
            <text:p>327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28" calcext:value-type="float">
            <text:p>328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29" calcext:value-type="float">
            <text:p>329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30" calcext:value-type="float">
            <text:p>330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31" calcext:value-type="float">
            <text:p>331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table:style-name="Default" office:value-type="float" office:value="332" calcext:value-type="float">
            <text:p>332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33" calcext:value-type="float">
            <text:p>333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34" calcext:value-type="float">
            <text:p>334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35" calcext:value-type="float">
            <text:p>335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36" calcext:value-type="float">
            <text:p>336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37" calcext:value-type="float">
            <text:p>337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38" calcext:value-type="float">
            <text:p>338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39" calcext:value-type="float">
            <text:p>339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40" calcext:value-type="float">
            <text:p>340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41" calcext:value-type="float">
            <text:p>341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42" calcext:value-type="float">
            <text:p>342</text:p>
          </table:table-cell>
          <table:table-cell table:style-name="Default" office:value-type="string" calcext:value-type="string">
            <text:p>qin2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43" calcext:value-type="float">
            <text:p>343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44" calcext:value-type="float">
            <text:p>344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45" calcext:value-type="float">
            <text:p>345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46" calcext:value-type="float">
            <text:p>346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47" calcext:value-type="float">
            <text:p>347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48" calcext:value-type="float">
            <text:p>348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49" calcext:value-type="float">
            <text:p>349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50" calcext:value-type="float">
            <text:p>350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51" calcext:value-type="float">
            <text:p>351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52" calcext:value-type="float">
            <text:p>352</text:p>
          </table:table-cell>
          <table:table-cell table:style-name="Default" office:value-type="string" calcext:value-type="string">
            <text:p>supabo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53" calcext:value-type="float">
            <text:p>353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54" calcext:value-type="float">
            <text:p>354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 table:visibility="filter">
          <table:table-cell table:style-name="Default" office:value-type="float" office:value="355" calcext:value-type="float">
            <text:p>355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rror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56" calcext:value-type="float">
            <text:p>356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57" calcext:value-type="float">
            <text:p>357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58" calcext:value-type="float">
            <text:p>358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59" calcext:value-type="float">
            <text:p>359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60" calcext:value-type="float">
            <text:p>360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61" calcext:value-type="float">
            <text:p>361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62" calcext:value-type="float">
            <text:p>362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63" calcext:value-type="float">
            <text:p>363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64" calcext:value-type="float">
            <text:p>364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65" calcext:value-type="float">
            <text:p>365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66" calcext:value-type="float">
            <text:p>366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67" calcext:value-type="float">
            <text:p>367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68" calcext:value-type="float">
            <text:p>368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69" calcext:value-type="float">
            <text:p>369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70" calcext:value-type="float">
            <text:p>370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71" calcext:value-type="float">
            <text:p>371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72" calcext:value-type="float">
            <text:p>372</text:p>
          </table:table-cell>
          <table:table-cell table:style-name="Default" office:value-type="string" calcext:value-type="string">
            <text:p>PrimordialOrigin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73" calcext:value-type="float">
            <text:p>373</text:p>
          </table:table-cell>
          <table:table-cell table:style-name="Default" office:value-type="string" calcext:value-type="string">
            <text:p>BigBotTT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74" calcext:value-type="float">
            <text:p>374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75" calcext:value-type="float">
            <text:p>375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76" calcext:value-type="float">
            <text:p>376</text:p>
          </table:table-cell>
          <table:table-cell table:style-name="Default" office:value-type="string" calcext:value-type="string">
            <text:p>Clicadinha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n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77" calcext:value-type="float">
            <text:p>377</text:p>
          </table:table-cell>
          <table:table-cell table:style-name="Default" office:value-type="string" calcext:value-type="string">
            <text:p>MicroMachine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>
          <table:table-cell table:style-name="Default" office:value-type="float" office:value="378" calcext:value-type="float">
            <text:p>378</text:p>
          </table:table-cell>
          <table:table-cell table:style-name="Default" office:value-type="string" calcext:value-type="string">
            <text:p>zigster</text:p>
          </table:table-cell>
          <table:table-cell table:style-name="Default" office:value-type="string" calcext:value-type="string">
            <text:p>scaledPow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oss</text:p>
          </table:table-cell>
          <table:table-cell table:number-columns-repeated="16379"/>
        </table:table-row>
        <table:table-row table:style-name="ro1" table:number-rows-repeated="104743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E1139" table:display-filter-buttons="true">
          <table:filter>
            <table:filter-and>
              <table:filter-condition table:value="loss" table:operator="=" table:field-number="4">
                <table:filter-set-item table:value="loss"/>
                <table:filter-set-item table:value="tie"/>
                <table:filter-set-item table:value="win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d_20_2" style:display-name="Bad 2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Good_20_2" style:display-name="Good 2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Heading_20_1_20_2" style:display-name="Heading 1 2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_20_2" style:display-name="Heading 2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Neutral_20_2" style:display-name="Neutral 2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te_20_2" style:display-name="Note 2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9.2$Windows_X86_64 LibreOffice_project/cdeefe45c17511d326101eed8008ac4092f278a9</meta:generator>
    <dc:date>2025-05-31T13:27:14.358000000</dc:date>
    <meta:editing-cycles>10</meta:editing-cycles>
    <meta:editing-duration>PT18H41M56S</meta:editing-duration>
    <meta:document-statistic meta:table-count="1" meta:cell-count="5695" meta:object-count="0"/>
  </office:meta>
</office:document-meta>
</file>